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Text_20_body" style:list-style-name="L4">
      <style:paragraph-properties fo:margin-top="0in" fo:margin-bottom="0in" style:contextual-spacing="false"/>
    </style:style>
    <style:style style:name="P6" style:family="paragraph" style:parent-style-name="Text_20_body" style:list-style-name="L5"/>
    <style:style style:name="P7" style:family="paragraph" style:parent-style-name="Text_20_body">
      <style:paragraph-properties fo:margin-top="0in" fo:margin-bottom="0in" style:contextual-spacing="false"/>
      <style:text-properties officeooo:rsid="0004ab40" officeooo:paragraph-rsid="0004ab40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053620" officeooo:paragraph-rsid="00053620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0608ad" officeooo:paragraph-rsid="000608ad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0608ad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06876a" officeooo:paragraph-rsid="0006876a"/>
    </style:style>
    <style:style style:name="T1" style:family="text">
      <style:text-properties officeooo:rsid="00053620"/>
    </style:style>
    <style:style style:name="T2" style:family="text">
      <style:text-properties officeooo:rsid="000608ad"/>
    </style:style>
    <style:style style:name="T3" style:family="text">
      <style:text-properties officeooo:rsid="000687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87465630" text:style-name="L1">
        <text:list-item>
          <text:p text:style-name="P1">Erklären Sie den grundsätzlichen Aufbau des DNS-Systems.</text:p>
          <text:p text:style-name="P1"/>
        </text:list-item>
      </text:list>
      <text:p text:style-name="P7"><text:tab/>Wie Telefonauskunft. Nutzer kennt nur den Namen und fragt das Internet an. Dieses teilt <text:tab/>dem Nutzer dann die IP Adresse mit. </text:p>
      <text:p text:style-name="P7"><text:tab/>Das DNS ist hierarchisch aufgebaut. Kann ein kleiner Server die Anfrage nicht<text:span text:style-name="T1"> auflösen, <text:tab/>gibt er die Anfrage weiter an die nächst-höhere Instanz. Kann eine Instanz die Anfrage nun <text:tab/>auflösen geht die Lösung die Kette wieder zurück, wobei meistens für häufig angefragte <text:tab/>Namen die IP Adresse auf den niedrigen Instanzen abgespeichert wird.</text:span></text:p>
      <text:p text:style-name="P2"/>
      <text:p text:style-name="P2"/>
      <text:list xml:id="list429508173" text:style-name="L2">
        <text:list-item>
          <text:p text:style-name="P3">Beschreiben Sie den Aufbau des Namensraums und von Domainnamen.</text:p>
        </text:list-item>
      </text:list>
      <text:p text:style-name="P2"/>
      <text:p text:style-name="P8"><text:tab/>Ähnlich wie ein Datei System. Hierarchy wird von rechts nach links angegeben. Es dürfen <text:span text:style-name="T2"><text:tab/></text:span>keine Dopplungen innerhalb einer Subdomain geben, aber in unterschiedlichen Subdomains <text:span text:style-name="T2"><text:tab/></text:span>dürfen weitere gleichnamige Subdomains existieren. Dh. books.google.de darf neben <text:span text:style-name="T2"><text:tab/></text:span>books.wikipedia.de existieren, aber es dürfen keine zwei verschiedenen google.de existieren. <text:span text:style-name="T2"><text:tab/></text:span>Auch books.books.de ist erlaubt. Dazu kommen <text:span text:style-name="T2">Topleveldomains wie .de oder .com. Da <text:tab/>dürfen wiederrum zwei google Subleveldomains existieren.</text:span></text:p>
      <text:p text:style-name="P2"/>
      <text:p text:style-name="P2"/>
      <text:list xml:id="list3603234791" text:style-name="L3">
        <text:list-item>
          <text:p text:style-name="P4">Nennen Sie verschiedene Resource Records, die im DNS gespeichert werden können und geben Sie an, wozu diese dienen.</text:p>
        </text:list-item>
      </text:list>
      <text:p text:style-name="P2"/>
      <text:p text:style-name="P10"><text:span text:style-name="T2"><text:tab/>t</text:span>est.example.com. <text:s text:c="7"/>3600 <text:s/>IN <text:s/>A <text:s text:c="6"/>172.30.0.7</text:p>
      <text:p text:style-name="P9"><text:tab/><text:tab/><text:tab/><text:tab/><text:tab/> <text:s text:c="4"/>TXT</text:p>
      <text:p text:style-name="P9"><text:tab/><text:tab/><text:tab/><text:tab/><text:tab/> <text:s text:c="4"/>MX</text:p>
      <text:p text:style-name="P2"/>
      <text:p text:style-name="P2"/>
      <text:list xml:id="list3414243690" text:style-name="L4">
        <text:list-item>
          <text:p text:style-name="P5">Erläutern Sie den Begriff Fully Qualified Domain Name (FQDN) und geben Sie ein Beispiel dafür.</text:p>
        </text:list-item>
      </text:list>
      <text:p text:style-name="P2"/>
      <text:p text:style-name="P9"><text:tab/><text:span text:style-name="T3">www.google.de</text:span></text:p>
      <text:p text:style-name="P11"><text:tab/></text:p>
      <text:p text:style-name="P2"/>
      <text:p text:style-name="P2"/>
      <text:list xml:id="list2857297469" text:style-name="L5">
        <text:list-item>
          <text:p text:style-name="P6">Geben Sie den Befehl an, um eine DNS-Anfrage abzusende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0:45:21.624966637</meta:creation-date>
    <dc:date>2023-01-11T13:50:45.017564939</dc:date>
    <meta:editing-duration>PT1M43S</meta:editing-duration>
    <meta:editing-cycles>1</meta:editing-cycles>
    <meta:document-statistic meta:table-count="0" meta:image-count="0" meta:object-count="0" meta:page-count="1" meta:paragraph-count="14" meta:word-count="205" meta:character-count="1443" meta:non-whitespace-character-count="1205"/>
    <meta:generator>LibreOffice/7.3.7.2$Linux_X86_64 LibreOffice_project/30$Build-2</meta:generator>
  </office:meta>
</office:document-meta>
</file>